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546cm"/>
    </style:style>
    <style:style style:name="Tabela1.B" style:family="table-column">
      <style:table-column-properties style:column-width="3.286cm"/>
    </style:style>
    <style:style style:name="Tabela1.C" style:family="table-column">
      <style:table-column-properties style:column-width="6.249cm"/>
    </style:style>
    <style:style style:name="Tabela1.D" style:family="table-column">
      <style:table-column-properties style:column-width="2.919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7cm" table:align="left"/>
    </style:style>
    <style:style style:name="Tabela2.A" style:family="table-column">
      <style:table-column-properties style:column-width="4.196cm"/>
    </style:style>
    <style:style style:name="Tabela2.B" style:family="table-column">
      <style:table-column-properties style:column-width="7.955cm"/>
    </style:style>
    <style:style style:name="Tabela2.C" style:family="table-column">
      <style:table-column-properties style:column-width="4.849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Horizontal_20_Line">
      <style:paragraph-properties fo:margin-top="0cm" fo:margin-bottom="0.247cm" style:contextual-spacing="false" fo:line-height="115%"/>
    </style:style>
    <style:style style:name="P10" style:family="paragraph" style:parent-style-name="Heading_20_2">
      <style:paragraph-properties fo:margin-top="0cm" fo:margin-bottom="0.247cm" style:contextual-spacing="false" fo:line-height="115%"/>
    </style:style>
    <style:style style:name="P11" style:family="paragraph" style:parent-style-name="Text_20_body" style:list-style-name="L9"/>
    <style:style style:name="P12" style:family="paragraph" style:parent-style-name="Heading_20_3">
      <style:paragraph-properties fo:margin-top="0cm" fo:margin-bottom="0.247cm" style:contextual-spacing="false" fo:line-height="115%"/>
    </style:style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Heading_20_1">
      <style:paragraph-properties fo:margin-top="0cm" fo:margin-bottom="0.247cm" style:contextual-spacing="false" fo:line-height="115%"/>
    </style:style>
    <style:style style:name="P20" style:family="paragraph" style:parent-style-name="Preformatted_20_Text">
      <style:paragraph-properties fo:margin-top="0cm" fo:margin-bottom="0.247cm" style:contextual-spacing="false" fo:line-height="115%"/>
    </style:style>
    <style:style style:name="P21" style:family="paragraph" style:parent-style-name="Text_20_body" style:list-style-name="L16"/>
    <style:style style:name="P22" style:family="paragraph" style:parent-style-name="Text_20_body" style:list-style-name="L17"/>
    <style:style style:name="P23" style:family="paragraph" style:parent-style-name="Preformatted_20_Text" style:list-style-name="L17">
      <style:paragraph-properties fo:margin-top="0cm" fo:margin-bottom="0.247cm" style:contextual-spacing="false" fo:line-height="115%"/>
    </style:style>
    <style:style style:name="P24" style:family="paragraph" style:parent-style-name="Quotations" style:list-style-name="L17">
      <style:paragraph-properties fo:margin-top="0cm" fo:margin-bottom="0.247cm" style:contextual-spacing="false" fo:line-height="115%"/>
    </style:style>
    <style:style style:name="P25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checklist de alvos de parede celular</text:span> em <text:span text:style-name="Emphasis">Ceratobasidium theobromae</text:span> (foco “somente parede”) e uma <text:span text:style-name="Strong_20_Emphasis">mini‑biblioteca teórica de ligantes</text:span> para triagem <text:span text:style-name="Emphasis">in silico</text:span>, tudo ancorado no que já está descrito nos genomas/secretomas dos isolados <text:span text:style-name="Strong_20_Emphasis">CT2</text:span> (cacaueiro) e <text:span text:style-name="Strong_20_Emphasis">LAO1</text:span> (mandioca), e na confirmação do patógeno em Guiana Francesa/Brasil. manter <text:span text:style-name="Strong_20_Emphasis">nível estratégico/teórico</text:span>, sem protocolos operacionais de laboratório.</text:p>
      <text:p text:style-name="Horizontal_20_Line"/>
      <text:h text:style-name="Heading_20_2" text:outline-level="2">1) Base científica para mirar <text:span text:style-name="Strong_20_Emphasis">parede celular</text:span> neste fungo</text:h>
      <text:list text:style-name="L1">
        <text:list-item>
          <text:p text:style-name="P1">O genoma do isolado <text:span text:style-name="Strong_20_Emphasis">CT2</text:span> (VSD/cacaueiro) possui <text:span text:style-name="Strong_20_Emphasis">9.264 genes</text:span>, secretoma e <text:span text:style-name="Strong_20_Emphasis">centenas de CAZymes</text:span> (119 famílias) com <text:span text:style-name="Strong_20_Emphasis">138 efetores</text:span> — repertório consistente com parasitismo xilemático e secreção de enzimas (pectinases, glicosidases) para colonização. </text:p>
        </text:list-item>
        <text:list-item>
          <text:p text:style-name="P1">O isolado <text:span text:style-name="Strong_20_Emphasis">LAO1</text:span> (mandioca/CWBD) tem <text:span text:style-name="Strong_20_Emphasis">10.171 genes</text:span>, <text:span text:style-name="Strong_20_Emphasis">244 efetores putativos</text:span> e, crucialmente, <text:span text:style-name="Strong_20_Emphasis">localização predominante no xilema</text:span> demonstrada por <text:span text:style-name="Strong_20_Emphasis">RNAscope®</text:span> (sinais vermelhos concentrados no xilema de nervura/pecíolo/caule; veja as micrografias). </text:p>
        </text:list-item>
        <text:list-item>
          <text:p text:style-name="P1">O mesmo táxon foi <text:span text:style-name="Strong_20_Emphasis">detectado/associado</text:span> a CWBD <text:span text:style-name="Strong_20_Emphasis">na Guiana Francesa</text:span> (1º relato nas Américas) e <text:span text:style-name="Strong_20_Emphasis">no Amapá (Brasil)</text:span> via <text:span text:style-name="Strong_20_Emphasis">ITS/CAMK + HTS/PCR</text:span> (com descrição dos sintomas e necrose vascular). </text:p>
        </text:list-item>
      </text:list>
      <text:p text:style-name="Quotations"><text:span text:style-name="Strong_20_Emphasis">Implicação:</text:span> como o fungo vive <text:span text:style-name="Strong_20_Emphasis">nas paredes dos vasos do xilema</text:span>, alvos <text:span text:style-name="Strong_20_Emphasis">essenciais e exclusivos de fungos</text:span> (polímeros de parede: <text:span text:style-name="Strong_20_Emphasis">quitina</text:span> e <text:span text:style-name="Strong_20_Emphasis">β‑1,3‑glucano</text:span>) são os mais promissores para <text:span text:style-name="Strong_20_Emphasis">inibir crescimento</text:span> sem interferir na parede vegetal (celulose/hemicelulose).</text:p>
      <text:p text:style-name="Horizontal_20_Line"/>
      <text:h text:style-name="Heading_20_2" text:outline-level="2">2) <text:span text:style-name="Strong_20_Emphasis">Checklist de alvos</text:span> de parede (para anotar no proteoma CT2/LAO1)</text:h>
      <text:p text:style-name="Quotations">Onde buscar: usar os arquivos dos genomas (FASTA/arquivos de anotação) descritos nos estudos para <text:span text:style-name="Strong_20_Emphasis">filtrar proteínas com domínios e GO</text:span> abaixo. (Os artigos mostram que esses genomas estão suficientemente completos para essa curadoria.) </text:p>
      <text:list text:style-name="L2">
        <text:list-item>
          <text:p text:style-name="P2"><text:span text:style-name="Strong_20_Emphasis">Quitina‑sintases (CHS)</text:span> — <text:span text:style-name="Strong_20_Emphasis">alvo primário</text:span></text:p>
          <text:list>
            <text:list-item>
              <text:p text:style-name="P2"><text:span text:style-name="Strong_20_Emphasis">Função:</text:span> polimeriza <text:span text:style-name="Strong_20_Emphasis">quitina</text:span> (esqueleto da parede fúngica).</text:p>
            </text:list-item>
            <text:list-item>
              <text:p text:style-name="P2"><text:span text:style-name="Strong_20_Emphasis">Como localizar:</text:span> procurar domínios <text:span text:style-name="Strong_20_Emphasis">CHS_N (PF01644)</text:span> e <text:span text:style-name="Strong_20_Emphasis">Chitin_synth_2 (PF03142)</text:span> + segmentos multipasse de membrana; motivo <text:span text:style-name="Strong_20_Emphasis">QRRRW</text:span> no sítio ativo é típico.</text:p>
            </text:list-item>
            <text:list-item>
              <text:p text:style-name="P2"><text:span text:style-name="Strong_20_Emphasis">Anotação cruzada:</text:span> GO “chitin synthase activity” / “chitin biosynthetic process”.</text:p>
            </text:list-item>
          </text:list>
        </text:list-item>
        <text:list-item>
          <text:p text:style-name="P2"><text:span text:style-name="Strong_20_Emphasis">β‑1,3‑glucano‑sintase (subunidade catalítica do complexo FKS)</text:span> — <text:span text:style-name="Strong_20_Emphasis">alvo primário</text:span></text:p>
          <text:list>
            <text:list-item>
              <text:p text:style-name="P2"><text:span text:style-name="Strong_20_Emphasis">Função:</text:span> sintetiza <text:span text:style-name="Strong_20_Emphasis">β‑1,3‑glucano</text:span> estrutural.</text:p>
            </text:list-item>
            <text:list-item>
              <text:p text:style-name="P2"><text:span text:style-name="Strong_20_Emphasis">Como localizar:</text:span> BLASTP/HMM com <text:span text:style-name="Strong_20_Emphasis">FKS1/FKS2</text:span> de Basidiomycota/ <text:span text:style-name="Emphasis">Rhizoctonia</text:span> próximos (o Sci Rep 2024 compara LAO1 com <text:span text:style-name="Strong_20_Emphasis"><text:span text:style-name="Emphasis">R. solani</text:span></text:span><text:span text:style-name="Strong_20_Emphasis"> AG‑1 IA</text:span>, útil para “seedar” as buscas). </text:p>
            </text:list-item>
            <text:list-item>
              <text:p text:style-name="P2"><text:soft-page-break/><text:span text:style-name="Strong_20_Emphasis">Observação:</text:span> proteína <text:span text:style-name="Strong_20_Emphasis">multipasse de membrana</text:span> (exige modelagem com <text:span text:style-name="Strong_20_Emphasis">ambiente de membrana</text:span> em MD).</text:p>
            </text:list-item>
          </text:list>
        </text:list-item>
        <text:list-item>
          <text:p text:style-name="P2"><text:span text:style-name="Strong_20_Emphasis">α‑1,3‑glucano‑sintase (AGS)</text:span> — <text:span text:style-name="Strong_20_Emphasis">alvo secundário (arquitetura/adesão de parede)</text:span></text:p>
          <text:list>
            <text:list-item>
              <text:p text:style-name="P2"><text:span text:style-name="Strong_20_Emphasis">Como localizar:</text:span> GTs de membrana de grande porte (use AGS de fungos filogeneticamente próximos como <text:span text:style-name="Emphasis">Ustilago</text:span>/<text:span text:style-name="Emphasis">Rhizoctonia</text:span> como isca BLAST).</text:p>
            </text:list-item>
          </text:list>
        </text:list-item>
        <text:list-item>
          <text:p text:style-name="P2"><text:span text:style-name="Strong_20_Emphasis">Enzimas de remodelagem de parede</text:span> (alvos “auxiliares”)</text:p>
          <text:list>
            <text:list-item>
              <text:p text:style-name="P2"><text:span text:style-name="Strong_20_Emphasis">β‑1,3‑glucanosiltransferases</text:span> (famílias <text:span text:style-name="Strong_20_Emphasis">GEL/GAS</text:span>); <text:span text:style-name="Strong_20_Emphasis">quitina‑desacetilases</text:span> (CDA).</text:p>
            </text:list-item>
            <text:list-item>
              <text:p text:style-name="P2"><text:span text:style-name="Strong_20_Emphasis">Papel:</text:span> reorganização/maduração da parede; podem <text:span text:style-name="Strong_20_Emphasis">potencializar sinergias</text:span> com inibidores de polimerases.</text:p>
            </text:list-item>
          </text:list>
        </text:list-item>
        <text:list-item>
          <text:p text:style-name="P2"><text:span text:style-name="Strong_20_Emphasis">Evitar priorizar</text:span>: alvos citosqueléticos (<text:span text:style-name="Strong_20_Emphasis">benzimidazóis</text:span>) — <text:span text:style-name="Strong_20_Emphasis">o LAO1 cresceu em meio contendo benomil</text:span> durante o isolamento, sugerindo <text:span text:style-name="Strong_20_Emphasis">baixa prioridade</text:span> para essa via neste patógeno. </text:p>
        </text:list-item>
      </text:list>
      <text:p text:style-name="Horizontal_20_Line"/>
      <text:h text:style-name="Heading_20_2" text:outline-level="2">3) <text:span text:style-name="Strong_20_Emphasis">Mini‑biblioteca teórica de ligantes</text:span> (somente parede)</text:h>
      <text:p text:style-name="Quotations">Objetivo: <text:span text:style-name="Strong_20_Emphasis">andaimes químicos</text:span> com mecanismo já validado <text:span text:style-name="Strong_20_Emphasis">em parede fúngica</text:span> para usar em <text:span text:style-name="Emphasis">docking</text:span> / triagem <text:span text:style-name="Emphasis">in silico</text:span>. (Não é recomendação de uso em campo.)</text:p>
      <text:h text:style-name="Heading_20_3" text:outline-level="3">3.1 Mirando <text:span text:style-name="Strong_20_Emphasis">Quitina‑sintase (CHS)</text:span></text:h>
      <text:list text:style-name="L3">
        <text:list-item>
          <text:p text:style-name="P3"><text:span text:style-name="Strong_20_Emphasis">Nucleosídeos análogos</text:span> do <text:span text:style-name="Strong_20_Emphasis">UDP‑GlcNAc</text:span> (competitivos no sítio catalítico):</text:p>
          <text:list>
            <text:list-item>
              <text:p text:style-name="P3"><text:span text:style-name="Strong_20_Emphasis">Nikkomicinas</text:span> (p.ex., <text:span text:style-name="Strong_20_Emphasis">nikkomicina Z</text:span>) — referência clássica (clínica/pesquisa).</text:p>
            </text:list-item>
            <text:list-item>
              <text:p text:style-name="P3"><text:span text:style-name="Strong_20_Emphasis">Polioxinas</text:span> (p.ex., <text:span text:style-name="Strong_20_Emphasis">polioxina D</text:span>) — <text:span text:style-name="Strong_20_Emphasis">classe FRAC 19</text:span>; amplamente relatada contra <text:span text:style-name="Emphasis">Rhizoctonia</text:span> spp. em <text:span text:style-name="Emphasis">in vitro</text:span> e algumas culturas (serve como <text:span text:style-name="Strong_20_Emphasis">andaime agrícola</text:span> para CHS).</text:p>
            </text:list-item>
          </text:list>
        </text:list-item>
        <text:list-item>
          <text:p text:style-name="P3"><text:span text:style-name="Strong_20_Emphasis">Observações para modelagem:</text:span> mapear o <text:span text:style-name="Strong_20_Emphasis">canal do sítio de glicosilação</text:span> (próximo ao motivo <text:span text:style-name="Strong_20_Emphasis">QRRRW</text:span>), carregar <text:span text:style-name="Strong_20_Emphasis">análogos UDP</text:span> energizados e checar <text:span text:style-name="Strong_20_Emphasis">rede de H‑bonds</text:span> com resíduos catalíticos.</text:p>
        </text:list-item>
      </text:list>
      <text:h text:style-name="Heading_20_3" text:outline-level="3">3.2 Mirando <text:span text:style-name="Strong_20_Emphasis">β‑1,3‑glucano‑sintase (FKS)</text:span></text:h>
      <text:list text:style-name="L4">
        <text:list-item>
          <text:p text:style-name="P4"><text:span text:style-name="Strong_20_Emphasis">Echinocandinas</text:span> (p.ex., <text:span text:style-name="Strong_20_Emphasis">caspofungina</text:span>, <text:span text:style-name="Strong_20_Emphasis">micafungina</text:span>, <text:span text:style-name="Strong_20_Emphasis">anidulafungina</text:span>) — validam o <text:span text:style-name="Strong_20_Emphasis">alvo β‑glucano</text:span> (uso clínico); úteis como <text:span text:style-name="Strong_20_Emphasis">provas de conceito</text:span> e <text:span text:style-name="Strong_20_Emphasis">farmacóforos</text:span> para triagem e <text:span text:style-name="Strong_20_Emphasis">busca de análogos</text:span>.</text:p>
        </text:list-item>
        <text:list-item>
          <text:p text:style-name="P4"><text:span text:style-name="Strong_20_Emphasis">Triterpenoides análogos</text:span> (p.ex., <text:span text:style-name="Strong_20_Emphasis">ibrexafungerp</text:span>) — também miram <text:span text:style-name="Strong_20_Emphasis">β‑glucano‑sintase</text:span>, com química diferente das equinocandinas (diversifica o espaço químico).</text:p>
        </text:list-item>
        <text:list-item>
          <text:p text:style-name="P4"><text:span text:style-name="Strong_20_Emphasis">Observações para modelagem:</text:span> considerar <text:span text:style-name="Strong_20_Emphasis">loops periplasmáticos</text:span> da FKS e <text:span text:style-name="Strong_20_Emphasis">pockets lipofílicos</text:span> no cinturão transmembrana; simular em <text:span text:style-name="Strong_20_Emphasis">membrana</text:span> (POPC) em MD curta.</text:p>
        </text:list-item>
      </text:list>
      <text:h text:style-name="Heading_20_3" text:outline-level="3"><text:soft-page-break/>3.3 <text:span text:style-name="Strong_20_Emphasis">Biopolímeros catiônicos</text:span> (controle físico‑químico de <text:span text:style-name="Strong_20_Emphasis">parede/membrana</text:span>)</text:h>
      <text:list text:style-name="L5">
        <text:list-item>
          <text:p text:style-name="P5"><text:span text:style-name="Strong_20_Emphasis">Quitosana</text:span> e <text:span text:style-name="Strong_20_Emphasis">nano‑quitosana</text:span> — aumentam <text:span text:style-name="Strong_20_Emphasis">permeabilidade</text:span> de parede/membrana e <text:span text:style-name="Strong_20_Emphasis">colapsam hifas</text:span>; histórico de atividade contra <text:span text:style-name="Emphasis">Rhizoctonia</text:span> spp. → usar como <text:span text:style-name="Strong_20_Emphasis">controles positivos</text:span> de “desorganização de parede” em simulações/superfícies.</text:p>
        </text:list-item>
        <text:list-item>
          <text:p text:style-name="P5"><text:span text:style-name="Strong_20_Emphasis">Observação:</text:span> não são “inibidores enzimáticos”, mas ajudam a <text:span text:style-name="Strong_20_Emphasis">rankear</text:span> a suscetibilidade de parede do fungo na comparação com pequenas moléculas.</text:p>
        </text:list-item>
      </text:list>
      <text:p text:style-name="Quotations"><text:span text:style-name="Strong_20_Emphasis">Por que estes grupos?</text:span> O repertório genômico/secretoma reportado (CAZymes + efetores, colonização de xilema) respalda que <text:span text:style-name="Strong_20_Emphasis">a integridade da parede</text:span> é <text:span text:style-name="Strong_20_Emphasis">crítica</text:span> para a viabilidade do patógeno — logo, <text:span text:style-name="Strong_20_Emphasis">CHS/FKS</text:span> são <text:span text:style-name="Strong_20_Emphasis">alvos nucleares</text:span>. </text:p>
      <text:p text:style-name="Horizontal_20_Line"/>
      <text:h text:style-name="Heading_20_2" text:outline-level="2">4) Pipeline <text:span text:style-name="Strong_20_Emphasis"><text:span text:style-name="Emphasis">in silico</text:span></text:span> (alto nível, sem operação de bancada)</text:h>
      <text:list text:style-name="L6">
        <text:list-item>
          <text:p text:style-name="P6"><text:span text:style-name="Strong_20_Emphasis">Curadoria de alvos no proteoma</text:span> (CT2/LAO1)</text:p>
          <text:list>
            <text:list-item>
              <text:p text:style-name="P6">Filtrar por domínios <text:span text:style-name="Strong_20_Emphasis">CHS_N / Chitin_synth_2</text:span> (CHS) e por <text:span text:style-name="Strong_20_Emphasis">homologia FKS</text:span> (BLASTP contra FKS de Basidiomycota, p.ex. <text:span text:style-name="Emphasis">Rhizoctonia</text:span> AG‑1 IA usado como referência comparativa no Sci Rep 2024). </text:p>
            </text:list-item>
            <text:list-item>
              <text:p text:style-name="P6">Marcar TM helices (CHS/FKS são <text:span text:style-name="Strong_20_Emphasis">multipasse</text:span>).</text:p>
            </text:list-item>
          </text:list>
        </text:list-item>
        <text:list-item>
          <text:p text:style-name="P6"><text:span text:style-name="Strong_20_Emphasis">Modelagem 3D</text:span></text:p>
          <text:list>
            <text:list-item>
              <text:p text:style-name="P6">Predição estrutural (p.ex., métodos baseados em IA) e <text:span text:style-name="Strong_20_Emphasis">inserção em membrana</text:span> para refinamento (MD curta) — essencial para <text:span text:style-name="Strong_20_Emphasis">FKS/CHS</text:span>.</text:p>
            </text:list-item>
          </text:list>
        </text:list-item>
        <text:list-item>
          <text:p text:style-name="P6"><text:span text:style-name="Strong_20_Emphasis">Biblioteca de ligantes</text:span></text:p>
          <text:list>
            <text:list-item>
              <text:p text:style-name="P6">Montar subbibliotecas: (i) <text:span text:style-name="Strong_20_Emphasis">análogos UDP‑GlcNAc</text:span> (nikkomicina/polioxina &amp; derivados), (ii) <text:span text:style-name="Strong_20_Emphasis">echinocandinas/triterpenoides</text:span> (farmacóforos), (iii) <text:span text:style-name="Strong_20_Emphasis">biopolímeros</text:span> como controles.</text:p>
            </text:list-item>
          </text:list>
        </text:list-item>
        <text:list-item>
          <text:p text:style-name="P6"><text:span text:style-name="Strong_20_Emphasis">Docking</text:span> (sítios catalíticos e pockets relevantes)</text:p>
          <text:list>
            <text:list-item>
              <text:p text:style-name="P6">Avaliar ligações chave (H‑bonds, interações iônicas/π) e <text:span text:style-name="Strong_20_Emphasis">ordenação por afinidade</text:span>; seguir com <text:span text:style-name="Strong_20_Emphasis">MD curta</text:span> p/ estabilidade do complexo.</text:p>
            </text:list-item>
          </text:list>
        </text:list-item>
        <text:list-item>
          <text:p text:style-name="P6"><text:span text:style-name="Strong_20_Emphasis">Seletividade</text:span></text:p>
          <text:list>
            <text:list-item>
              <text:p text:style-name="P6">Contra‑docking em proteínas <text:span text:style-name="Strong_20_Emphasis">não alvo</text:span> (enzimas vegetais de parede <text:span text:style-name="Strong_20_Emphasis">não são quitina/β‑glucano sintases</text:span>), reduzindo risco de <text:span text:style-name="Strong_20_Emphasis">fitotoxicidade</text:span>.</text:p>
            </text:list-item>
          </text:list>
        </text:list-item>
        <text:list-item>
          <text:p text:style-name="P6"><text:span text:style-name="Strong_20_Emphasis">Priorizar</text:span></text:p>
          <text:list>
            <text:list-item>
              <text:p text:style-name="P6"><text:span text:style-name="Strong_20_Emphasis">Afinidade + seletividade + propriedades fisicoquímicas</text:span> (massa, logP, polaridade) <text:span text:style-name="Strong_20_Emphasis">compatíveis com acesso ao xilema</text:span> — lembrando a <text:span text:style-name="Strong_20_Emphasis">localização xilemática</text:span> do fungo (RNAscope®). </text:p>
            </text:list-item>
          </text:list>
        </text:list-item>
      </text:list>
      <text:p text:style-name="Horizontal_20_Line"/>
      <text:h text:style-name="Heading_20_2" text:outline-level="2"><text:soft-page-break/>5) Critérios práticos de seleção (checklist)</text:h>
      <text:list text:style-name="L7">
        <text:list-item>
          <text:p text:style-name="P7"><text:span text:style-name="Strong_20_Emphasis">Parede‑específico:</text:span> mira <text:span text:style-name="Strong_20_Emphasis">CHS</text:span>/<text:span text:style-name="Strong_20_Emphasis">FKS</text:span> (ou montagem de parede), <text:span text:style-name="Strong_20_Emphasis">não</text:span> vias genéricas (respiração/ergosterol).</text:p>
        </text:list-item>
        <text:list-item>
          <text:p text:style-name="P7"><text:span text:style-name="Strong_20_Emphasis">Restrições do patógeno:</text:span> evitar benzimidazóis (sinal de <text:span text:style-name="Strong_20_Emphasis">tolerância</text:span> no isolamento do LAO1 com <text:span text:style-name="Strong_20_Emphasis">benomil</text:span>). </text:p>
        </text:list-item>
        <text:list-item>
          <text:p text:style-name="P7"><text:span text:style-name="Strong_20_Emphasis">Conferência regulatória:</text:span> qualquer transição além de <text:span text:style-name="Emphasis">in silico</text:span> deve se alinhar ao <text:span text:style-name="Strong_20_Emphasis">PVBM/MAPA</text:span> (trânsito/quarentena), pois <text:span text:style-name="Strong_20_Emphasis">o programa hoje foca prevenção/levantamentos</text:span>, não prescreve fungicidas. </text:p>
        </text:list-item>
        <text:list-item>
          <text:p text:style-name="P7"><text:span text:style-name="Strong_20_Emphasis">Contexto epidemiológico:</text:span> validação do alvo faz sentido dado o <text:span text:style-name="Strong_20_Emphasis">primeiro relato</text:span> na Guiana Francesa e a <text:span text:style-name="Strong_20_Emphasis">detecção no Amapá</text:span> (prioridade de contenção e <text:span text:style-name="Strong_20_Emphasis">manivas limpas</text:span>). </text:p>
        </text:list-item>
      </text:list>
      <text:p text:style-name="Horizontal_20_Line"/>
      <text:h text:style-name="Heading_20_2" text:outline-level="2">6) Tabelas‑guia (resumo executivo)</text:h>
      <text:h text:style-name="Heading_20_3" text:outline-level="3">6.1 Alvos de parede (prioridade)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Alvo</text:p>
            </table:table-cell>
            <table:table-cell table:style-name="Tabela1.A1" office:value-type="string">
              <text:p text:style-name="Table_20_Heading">Função</text:p>
            </table:table-cell>
            <table:table-cell table:style-name="Tabela1.A1" office:value-type="string">
              <text:p text:style-name="Table_20_Heading">Como localizar no proteoma</text:p>
            </table:table-cell>
            <table:table-cell table:style-name="Tabela1.A1" office:value-type="string">
              <text:p text:style-name="Table_20_Heading">Nota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CHS (quitina‑sintase)</text:span></text:p>
          </table:table-cell>
          <table:table-cell table:style-name="Tabela1.A1" office:value-type="string">
            <text:p text:style-name="Table_20_Contents">Polimeriza <text:span text:style-name="Strong_20_Emphasis">quitina</text:span></text:p>
          </table:table-cell>
          <table:table-cell table:style-name="Tabela1.A1" office:value-type="string">
            <text:p text:style-name="Table_20_Contents">Domínios <text:span text:style-name="Strong_20_Emphasis">PF01644 / PF03142</text:span>; motivo <text:span text:style-name="Strong_20_Emphasis">QRRRW</text:span>; multipasse</text:p>
          </table:table-cell>
          <table:table-cell table:style-name="Tabela1.A1" office:value-type="string">
            <text:p text:style-name="Table_20_Contents"><text:span text:style-name="Strong_20_Emphasis">Alvo 1</text:span>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KS (β‑1,3‑glucano‑sintase)</text:span></text:p>
          </table:table-cell>
          <table:table-cell table:style-name="Tabela1.A1" office:value-type="string">
            <text:p text:style-name="Table_20_Contents">Polimeriza <text:span text:style-name="Strong_20_Emphasis">β‑1,3‑glucano</text:span></text:p>
          </table:table-cell>
          <table:table-cell table:style-name="Tabela1.A1" office:value-type="string">
            <text:p text:style-name="Table_20_Contents">BLASTP vs FKS de Basidiomycota (<text:span text:style-name="Emphasis">Rhizoctonia</text:span> AG‑1 IA como referência)</text:p>
          </table:table-cell>
          <table:table-cell table:style-name="Tabela1.A1" office:value-type="string">
            <text:p text:style-name="Table_20_Contents"><text:span text:style-name="Strong_20_Emphasis">Alvo 1</text:span> 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GS (α‑1,3‑glucano‑sintase)</text:span></text:p>
          </table:table-cell>
          <table:table-cell table:style-name="Tabela1.A1" office:value-type="string">
            <text:p text:style-name="Table_20_Contents">Arquitetura/adesão</text:p>
          </table:table-cell>
          <table:table-cell table:style-name="Tabela1.A1" office:value-type="string">
            <text:p text:style-name="Table_20_Contents">BLASTP vs AGS fúngicos</text:p>
          </table:table-cell>
          <table:table-cell table:style-name="Tabela1.A1" office:value-type="string">
            <text:p text:style-name="Table_20_Contents">Alvo 2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GEL/GAS; CDA</text:span></text:p>
          </table:table-cell>
          <table:table-cell table:style-name="Tabela1.A1" office:value-type="string">
            <text:p text:style-name="Table_20_Contents">Remodelagem de parede</text:p>
          </table:table-cell>
          <table:table-cell table:style-name="Tabela1.A1" office:value-type="string">
            <text:p text:style-name="Table_20_Contents">Anotar por domínios característicos/GO</text:p>
          </table:table-cell>
          <table:table-cell table:style-name="Tabela1.A1" office:value-type="string">
            <text:p text:style-name="Table_20_Contents">“Potencializam”</text:p>
          </table:table-cell>
        </table:table-row>
      </table:table>
      <text:h text:style-name="Heading_20_3" text:outline-level="3">6.2 Andaimes de ligantes (para <text:span text:style-name="Emphasis">docking</text:span>)</text:h>
      <table:table table:name="Tabela2" table:style-name="Tabela2">
        <table:table-column table:style-name="Tabela2.A"/>
        <table:table-column table:style-name="Tabela2.B"/>
        <table:table-column table:style-name="Tabela2.C"/>
        <table:table-header-rows>
          <table:table-row>
            <table:table-cell table:style-name="Tabela2.A1" office:value-type="string">
              <text:p text:style-name="Table_20_Heading">Mecanismo</text:p>
            </table:table-cell>
            <table:table-cell table:style-name="Tabela2.A1" office:value-type="string">
              <text:p text:style-name="Table_20_Heading">Exemplos</text:p>
            </table:table-cell>
            <table:table-cell table:style-name="Tabela2.A1" office:value-type="string">
              <text:p text:style-name="Table_20_Heading">Uso nesta fase</text:p>
            </table:table-cell>
          </table:table-row>
        </table:table-header-rows>
        <table:table-row>
          <table:table-cell table:style-name="Tabela2.A1" office:value-type="string">
            <text:p text:style-name="Table_20_Contents"><text:span text:style-name="Strong_20_Emphasis">CHS – análogos UDP‑GlcNAc</text:span></text:p>
          </table:table-cell>
          <table:table-cell table:style-name="Tabela2.A1" office:value-type="string">
            <text:p text:style-name="Table_20_Contents"><text:span text:style-name="Strong_20_Emphasis">Nikkomicina Z</text:span>, <text:span text:style-name="Strong_20_Emphasis">Polioxina D</text:span> (FRAC 19)</text:p>
          </table:table-cell>
          <table:table-cell table:style-name="Tabela2.A1" office:value-type="string">
            <text:p text:style-name="Table_20_Contents"><text:span text:style-name="Strong_20_Emphasis">Conjunto A</text:span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FKS – β‑glucan sintase</text:span></text:p>
          </table:table-cell>
          <table:table-cell table:style-name="Tabela2.A1" office:value-type="string">
            <text:p text:style-name="Table_20_Contents"><text:span text:style-name="Strong_20_Emphasis">Echinocandinas</text:span> (caspofungina, micafungina, anidulafungina), <text:span text:style-name="Strong_20_Emphasis">triterpenoides</text:span> (ibrexafungerp)</text:p>
          </table:table-cell>
          <table:table-cell table:style-name="Tabela2.A1" office:value-type="string">
            <text:p text:style-name="Table_20_Contents"><text:span text:style-name="Strong_20_Emphasis">Conjunto B</text:span></text:p>
          </table:table-cell>
        </table:table-row>
        <table:table-row>
          <table:table-cell table:style-name="Tabela2.A1" office:value-type="string">
            <text:p text:style-name="Table_20_Contents"><text:span text:style-name="Strong_20_Emphasis">Parede/membrana (físico‑químico)</text:span></text:p>
          </table:table-cell>
          <table:table-cell table:style-name="Tabela2.A1" office:value-type="string">
            <text:p text:style-name="Table_20_Contents"><text:span text:style-name="Strong_20_Emphasis">Quitosana / nano‑quitosana</text:span></text:p>
          </table:table-cell>
          <table:table-cell table:style-name="Tabela2.A1" office:value-type="string">
            <text:p text:style-name="Table_20_Contents"><text:span text:style-name="Strong_20_Emphasis">Controle positivo</text:span> de desorganização de parede</text:p>
          </table:table-cell>
        </table:table-row>
      </table:table>
      <text:p text:style-name="Horizontal_20_Line"/>
      <text:h text:style-name="Heading_20_2" text:outline-level="2">7) O que <text:span text:style-name="Strong_20_Emphasis">eu já posso te entregar em seguida</text:span></text:h>
      <text:list text:style-name="L8">
        <text:list-item>
          <text:p text:style-name="P8"><text:span text:style-name="Strong_20_Emphasis">Lista canônica de termos/domínios/GO</text:span> para varrer o proteoma <text:span text:style-name="Strong_20_Emphasis">LAO1/CT2</text:span> (CHS/FKS/AGS/GEL/GAS/CDA). </text:p>
        </text:list-item>
        <text:list-item>
          <text:p text:style-name="P8"><text:span text:style-name="Strong_20_Emphasis">Planilha “biblioteca inicial de ligantes”</text:span> (andaime, exemplo, mecanismo, referência de alvo, parâmetros de priorização <text:span text:style-name="Emphasis">in silico</text:span>).</text:p>
        </text:list-item>
        <text:list-item>
          <text:p text:style-name="P8"><text:soft-page-break/><text:span text:style-name="Strong_20_Emphasis">Template de critérios de “go/no‑go”</text:span> (afinidade, seletividade, estabilidade em MD de membrana e heurística de acesso ao xilema).</text:p>
        </text:list-item>
      </text:list>
      <text:p text:style-name="Text_20_body"/>
      <text:p text:style-name="Text_20_body"/>
      <text:p text:style-name="P9"/>
      <text:h text:style-name="P10" text:outline-level="2">1. Preparar os <text:span text:style-name="Strong_20_Emphasis">arquivos de entrada</text:span></text:h>
      <text:list text:style-name="L9">
        <text:list-item>
          <text:p text:style-name="P11"><text:span text:style-name="Strong_20_Emphasis">Planilha de alvos</text:span> (<text:span text:style-name="Source_20_Text">Alvos_C_theobromae.csv</text:span>) → contém enzimas CHS, FKS, AGS, etc.</text:p>
        </text:list-item>
        <text:list-item>
          <text:p text:style-name="P11"><text:span text:style-name="Strong_20_Emphasis">Biblioteca de ligantes</text:span> (<text:span text:style-name="Source_20_Text">Ligantes_C_theobromae.csv</text:span>) → inclui andaimes (nikkomicina, polioxina, echinocandinas, quitosana).</text:p>
        </text:list-item>
        <text:list-item>
          <text:p text:style-name="P11"><text:span text:style-name="Strong_20_Emphasis">Template MCDA</text:span> (<text:span text:style-name="Source_20_Text">MCDA_template.xlsx</text:span>) → já estruturado para receber resultados de docking/MD.</text:p>
        </text:list-item>
      </text:list>
      <text:p text:style-name="P9"/>
      <text:h text:style-name="P10" text:outline-level="2">2. Ferramentas/metodologias que você pode usar</text:h>
      <text:h text:style-name="P12" text:outline-level="3">a) <text:span text:style-name="Strong_20_Emphasis">Docking molecular</text:span></text:h>
      <text:list text:style-name="L10">
        <text:list-item>
          <text:p text:style-name="P13">Usar softwares como <text:span text:style-name="Strong_20_Emphasis">AutoDock Vina</text:span>, <text:span text:style-name="Strong_20_Emphasis">Smina</text:span> ou <text:span text:style-name="Strong_20_Emphasis">SwissDock</text:span>.</text:p>
        </text:list-item>
        <text:list-item>
          <text:p text:style-name="P13">Entrada: modelos 3D dos alvos (estruturas preditas por AlphaFold/ESMFold) + ligantes da biblioteca.</text:p>
        </text:list-item>
        <text:list-item>
          <text:p text:style-name="P13">Saída: energias de ligação (ΔG, em kcal/mol), modos de ligação, interações com resíduos chave.</text:p>
        </text:list-item>
      </text:list>
      <text:h text:style-name="P12" text:outline-level="3">b) <text:span text:style-name="Strong_20_Emphasis">Dinâmica molecular curta (MD)</text:span></text:h>
      <text:list text:style-name="L11">
        <text:list-item>
          <text:p text:style-name="P14">Simulação em membrana (porque CHS/FKS são multipasse transmembrana).</text:p>
        </text:list-item>
        <text:list-item>
          <text:p text:style-name="P14">Softwares: <text:span text:style-name="Strong_20_Emphasis">GROMACS</text:span>, <text:span text:style-name="Strong_20_Emphasis">AMBER</text:span> ou <text:span text:style-name="Strong_20_Emphasis">NAMD</text:span>.</text:p>
        </text:list-item>
        <text:list-item>
          <text:p text:style-name="P14">Objetivo: verificar <text:span text:style-name="Strong_20_Emphasis">estabilidade do complexo</text:span> ligante-enzima (análoga à “função de Lyapunov” → sistema estável se energia flutua em torno de um valor mínimo).</text:p>
        </text:list-item>
      </text:list>
      <text:h text:style-name="P12" text:outline-level="3">c) <text:span text:style-name="Strong_20_Emphasis">Análise QSAR / Machine Learning</text:span></text:h>
      <text:list text:style-name="L12">
        <text:list-item>
          <text:p text:style-name="P15">Ferramentas: <text:span text:style-name="Strong_20_Emphasis">KNIME</text:span>, <text:span text:style-name="Strong_20_Emphasis">RDKit</text:span>, <text:span text:style-name="Strong_20_Emphasis">scikit-learn</text:span>.</text:p>
        </text:list-item>
        <text:list-item>
          <text:p text:style-name="P15">Treinar modelos simples com descritores moleculares → prever afinidade e seletividade.</text:p>
        </text:list-item>
      </text:list>
      <text:h text:style-name="P12" text:outline-level="3">d) <text:span text:style-name="Strong_20_Emphasis">MCDA (Multi-Criteria Decision Analysis)</text:span></text:h>
      <text:list text:style-name="L13">
        <text:list-item>
          <text:p text:style-name="P16">Alimentar a planilha MCDA com:</text:p>
          <text:list>
            <text:list-item>
              <text:p text:style-name="P16">ΔG (afinidade)</text:p>
            </text:list-item>
            <text:list-item>
              <text:p text:style-name="P16">ΔΔG (seletividade contra não-alvos)</text:p>
            </text:list-item>
            <text:list-item>
              <text:p text:style-name="P16">propriedades físico-químicas (logP, PM)</text:p>
            </text:list-item>
            <text:list-item>
              <text:p text:style-name="P16"><text:soft-page-break/>“XyMove” (proxy de mobilidade xilemática, pode ser estimado por logP e polaridade).</text:p>
            </text:list-item>
          </text:list>
        </text:list-item>
        <text:list-item>
          <text:p text:style-name="P16">Resultado: ranking Go/No-Go.</text:p>
        </text:list-item>
      </text:list>
      <text:p text:style-name="P9"/>
      <text:h text:style-name="P10" text:outline-level="2">3. Passo prático sugerido</text:h>
      <text:list text:style-name="L14">
        <text:list-item>
          <text:p text:style-name="P17"><text:span text:style-name="Strong_20_Emphasis">Gerar modelos 3D</text:span> dos alvos (CHS/FKS) com AlphaFold/ColabFold.</text:p>
        </text:list-item>
        <text:list-item>
          <text:p text:style-name="P17"><text:span text:style-name="Strong_20_Emphasis">Rodar docking</text:span> dos ligantes listados no CSV contra os alvos.</text:p>
        </text:list-item>
        <text:list-item>
          <text:p text:style-name="P17"><text:span text:style-name="Strong_20_Emphasis">Exportar resultados</text:span> (ΔG, modos de ligação) em tabela.</text:p>
        </text:list-item>
        <text:list-item>
          <text:p text:style-name="P17"><text:span text:style-name="Strong_20_Emphasis">Carregar na planilha MCDA</text:span> e aplicar critérios Go/No-Go.</text:p>
        </text:list-item>
        <text:list-item>
          <text:p text:style-name="P17"><text:span text:style-name="Strong_20_Emphasis">Selecionar top 3 candidatos</text:span> → rodar MD curta para validar estabilidade.</text:p>
        </text:list-item>
        <text:list-item>
          <text:p text:style-name="P17"><text:span text:style-name="Strong_20_Emphasis">Documentar</text:span> (no PDF/artigo) os resultados preliminares.</text:p>
        </text:list-item>
      </text:list>
      <text:p text:style-name="P9"/>
      <text:h text:style-name="P10" text:outline-level="2">4. Alternativas de ambiente</text:h>
      <text:list text:style-name="L15">
        <text:list-item>
          <text:p text:style-name="P18"><text:span text:style-name="Strong_20_Emphasis">Local (Windows/Linux)</text:span> → instalar AutoDock Vina + GROMACS.</text:p>
        </text:list-item>
        <text:list-item>
          <text:p text:style-name="P18"><text:span text:style-name="Strong_20_Emphasis">Google Colab</text:span> → usar notebooks prontos de docking e MD.</text:p>
        </text:list-item>
        <text:list-item>
          <text:p text:style-name="P18"><text:span text:style-name="Strong_20_Emphasis">Plataformas online</text:span>: SwissSidechain Docking, SwissSidechain ADME.</text:p>
        </text:list-item>
      </text:list>
      <text:p text:style-name="P9"/>
      <text:p text:style-name="Text_20_body"/>
      <text:p text:style-name="Text_20_body"/>
      <text:p text:style-name="Text_20_body"/>
      <text:p text:style-name="P9"/>
      <text:h text:style-name="P19" text:outline-level="1">🔧 1. Preparar o ambiente no Linux Mint</text:h>
      <text:p text:style-name="Text_20_body">Abra o terminal e rode:</text:p>
      <text:p text:style-name="P20"><text:span text:style-name="Source_20_Text"># Atualizar pacotes</text:span></text:p>
      <text:p text:style-name="P20"><text:span text:style-name="Source_20_Text">sudo apt update &amp;&amp; sudo apt upgrade -y</text:span></text:p>
      <text:p text:style-name="P20"/>
      <text:p text:style-name="P20"><text:span text:style-name="Source_20_Text"># Instalar dependências básicas</text:span></text:p>
      <text:p text:style-name="P20"><text:span text:style-name="Source_20_Text">sudo apt install build-essential git wget curl unzip cmake -y</text:span></text:p>
      <text:p text:style-name="P20"/>
      <text:p text:style-name="P20"><text:span text:style-name="Source_20_Text"># Instalar Python + pip (se ainda não tiver)</text:span></text:p>
      <text:p text:style-name="P20"><text:span text:style-name="Source_20_Text">sudo apt install python3 python3-pip -y</text:span></text:p>
      <text:p text:style-name="P20"/>
      <text:p text:style-name="P20"><text:span text:style-name="Source_20_Text"># Instalar bibliotecas Python úteis</text:span></text:p>
      <text:p text:style-name="P20"><text:soft-page-break/><text:span text:style-name="Source_20_Text">pip3 install numpy pandas rdkit-pypi matplotlib biopython</text:span></text:p>
      <text:p text:style-name="P9"/>
      <text:h text:style-name="P19" text:outline-level="1">📦 2. Instalar ferramentas principais</text:h>
      <text:h text:style-name="P12" text:outline-level="3">a) <text:span text:style-name="Strong_20_Emphasis">AutoDock Vina (docking molecular)</text:span></text:h>
      <text:p text:style-name="P20"><text:span text:style-name="Source_20_Text">sudo apt install autodock-vina -y</text:span></text:p>
      <text:h text:style-name="P12" text:outline-level="3">b) <text:span text:style-name="Strong_20_Emphasis">MGLTools (para preparar estruturas PDBQT)</text:span></text:h>
      <text:p text:style-name="P20"><text:span text:style-name="Source_20_Text">wget http://mgltools.scripps.edu/downloads/tars/releases/REL1.5.7/mgltools_x86_64Linux2_1.5.7.tar.gz</text:span></text:p>
      <text:p text:style-name="P20"><text:span text:style-name="Source_20_Text">tar -xvzf mgltools_x86_64Linux2_1.5.7.tar.gz</text:span></text:p>
      <text:p text:style-name="P20"><text:span text:style-name="Source_20_Text">cd mgltools_x86_64Linux2_1.5.7</text:span></text:p>
      <text:p text:style-name="P20"><text:span text:style-name="Source_20_Text">./install.sh</text:span></text:p>
      <text:p text:style-name="Text_20_body">Isso instala o <text:span text:style-name="Strong_20_Emphasis">AutoDockTools</text:span> (ADT), que serve para converter arquivos PDB → PDBQT (formato que o Vina lê).</text:p>
      <text:h text:style-name="P12" text:outline-level="3">c) <text:span text:style-name="Strong_20_Emphasis">OpenBabel (converter formatos moleculares)</text:span></text:h>
      <text:p text:style-name="P20"><text:span text:style-name="Source_20_Text">sudo apt install openbabel -y</text:span></text:p>
      <text:p text:style-name="Text_20_body">Com isso você pode transformar arquivos <text:span text:style-name="Source_20_Text">.mol</text:span>, <text:span text:style-name="Source_20_Text">.sdf</text:span>, <text:span text:style-name="Source_20_Text">.pdb</text:span> em formatos diferentes.</text:p>
      <text:h text:style-name="P12" text:outline-level="3">d) <text:span text:style-name="Strong_20_Emphasis">GROMACS (dinâmica molecular)</text:span></text:h>
      <text:p text:style-name="P20"><text:span text:style-name="Source_20_Text">sudo apt install gromacs -y</text:span></text:p>
      <text:p text:style-name="P9"/>
      <text:h text:style-name="P19" text:outline-level="1">📂 3. Estrutura de pastas recomendada</text:h>
      <text:p text:style-name="Text_20_body">Crie um diretório de trabalho:</text:p>
      <text:p text:style-name="P20"><text:span text:style-name="Source_20_Text">mkdir ~/Ctheobromae_in_silico</text:span></text:p>
      <text:p text:style-name="P20"><text:span text:style-name="Source_20_Text">cd ~/Ctheobromae_in_silico</text:span></text:p>
      <text:p text:style-name="P20"/>
      <text:p text:style-name="P20"><text:span text:style-name="Source_20_Text"># Subpastas</text:span></text:p>
      <text:p text:style-name="P20"><text:span text:style-name="Source_20_Text">mkdir targets ligands docking_results md_results</text:span></text:p>
      <text:list text:style-name="L16">
        <text:list-item>
          <text:p text:style-name="P21"><text:span text:style-name="Source_20_Text">targets/</text:span> → estruturas 3D dos alvos (CHS, FKS, etc.).</text:p>
        </text:list-item>
        <text:list-item>
          <text:p text:style-name="P21"><text:span text:style-name="Source_20_Text">ligands/</text:span> → moléculas candidatas (nikkomicina, polioxina, echinocandinas).</text:p>
        </text:list-item>
        <text:list-item>
          <text:p text:style-name="P21"><text:span text:style-name="Source_20_Text">docking_results/</text:span> → saídas do AutoDock Vina.</text:p>
        </text:list-item>
        <text:list-item>
          <text:p text:style-name="P21"><text:span text:style-name="Source_20_Text">md_results/</text:span> → saídas do GROMACS.</text:p>
        </text:list-item>
      </text:list>
      <text:p text:style-name="P9"/>
      <text:h text:style-name="P19" text:outline-level="1"><text:soft-page-break/>⚙️ 4. Workflow prático</text:h>
      <text:list text:style-name="L17">
        <text:list-item>
          <text:p text:style-name="P22"><text:span text:style-name="Strong_20_Emphasis">Obter estruturas dos alvos</text:span></text:p>
          <text:list>
            <text:list-item>
              <text:p text:style-name="P22">Usar <text:span text:style-name="Strong_20_Emphasis">AlphaFold ColabFold</text:span> (online, exportar <text:span text:style-name="Source_20_Text">.pdb</text:span>).</text:p>
            </text:list-item>
            <text:list-item>
              <text:p text:style-name="P22">Salvar em <text:span text:style-name="Source_20_Text">targets/</text:span>.</text:p>
            </text:list-item>
          </text:list>
        </text:list-item>
        <text:list-item>
          <text:p text:style-name="P22"><text:span text:style-name="Strong_20_Emphasis">Preparar os ligantes</text:span></text:p>
          <text:list>
            <text:list-item>
              <text:p text:style-name="P22">Usar OpenBabel:</text:p>
              <text:p text:style-name="P23"><text:span text:style-name="Source_20_Text">obabel input.sdf -O ligands/ligante1.pdb --gen3d</text:span></text:p>
            </text:list-item>
            <text:list-item>
              <text:p text:style-name="P22">Depois, usar <text:span text:style-name="Strong_20_Emphasis">MGLTools/ADT</text:span> para converter <text:span text:style-name="Source_20_Text">.pdb → .pdbqt</text:span>.</text:p>
            </text:list-item>
          </text:list>
        </text:list-item>
        <text:list-item>
          <text:p text:style-name="P22"><text:span text:style-name="Strong_20_Emphasis">Preparar os alvos</text:span></text:p>
          <text:list>
            <text:list-item>
              <text:p text:style-name="P22">No ADT: adicionar hidrogênios, cargas, salvar como <text:span text:style-name="Source_20_Text">.pdbqt</text:span>.</text:p>
            </text:list-item>
          </text:list>
        </text:list-item>
        <text:list-item>
          <text:p text:style-name="P22"><text:span text:style-name="Strong_20_Emphasis">Rodar o docking com Vina</text:span><text:line-break/>Exemplo:</text:p>
          <text:p text:style-name="P23"><text:span text:style-name="Source_20_Text">vina --receptor targets/CHS.pdbqt --ligand ligands/nikkomicina.pdbqt \</text:span></text:p>
          <text:p text:style-name="P23"><text:span text:style-name="Source_20_Text"><text:s text:c="5"/>--center_x 10 --center_y 15 --center_z 20 \</text:span></text:p>
          <text:p text:style-name="P23"><text:span text:style-name="Source_20_Text"><text:s text:c="5"/>--size_x 20 --size_y 20 --size_z 20 \</text:span></text:p>
          <text:p text:style-name="P23"><text:span text:style-name="Source_20_Text"><text:s text:c="5"/>--out docking_results/nikkomicina_CHS_out.pdbqt \</text:span></text:p>
          <text:p text:style-name="P23"><text:span text:style-name="Source_20_Text"><text:s text:c="5"/>--log docking_results/nikkomicina_CHS_log.txt</text:span></text:p>
          <text:p text:style-name="P24">⚠️ Os valores de <text:span text:style-name="Source_20_Text">center_*</text:span> e <text:span text:style-name="Source_20_Text">size_*</text:span> dependem da caixa de docking (grid box), que você define no ADT.</text:p>
        </text:list-item>
        <text:list-item>
          <text:p text:style-name="P22"><text:span text:style-name="Strong_20_Emphasis">Analisar resultados</text:span></text:p>
          <text:list>
            <text:list-item>
              <text:p text:style-name="P22">Abra o <text:span text:style-name="Source_20_Text">log.txt</text:span> → veja as energias de ligação (ΔG em kcal/mol).</text:p>
            </text:list-item>
            <text:list-item>
              <text:p text:style-name="P22">Visualize no PyMOL ou Chimera (<text:span text:style-name="Source_20_Text">.pdbqt</text:span> → <text:span text:style-name="Source_20_Text">.pdb</text:span> via OpenBabel).</text:p>
            </text:list-item>
          </text:list>
        </text:list-item>
        <text:list-item>
          <text:p text:style-name="P22"><text:span text:style-name="Strong_20_Emphasis">Dinâmica Molecular (MD) com GROMACS</text:span><text:line-break/>Depois de selecionar os melhores candidatos (ex.: top 3), você pode:</text:p>
          <text:list>
            <text:list-item>
              <text:p text:style-name="P22">Gerar arquivos de topologia.</text:p>
            </text:list-item>
            <text:list-item>
              <text:p text:style-name="P22">Minimizar energia.</text:p>
            </text:list-item>
            <text:list-item>
              <text:p text:style-name="P22">Rodar uma curta simulação (10 ns).<text:line-break/>Exemplo rápido:</text:p>
            </text:list-item>
          </text:list>
          <text:p text:style-name="P23"><text:span text:style-name="Source_20_Text">gmx pdb2gmx -f complex.pdb -o processed.gro -water spce</text:span></text:p>
          <text:p text:style-name="P23"><text:span text:style-name="Source_20_Text">gmx editconf -f processed.gro -o newbox.gro -c -d 1.0 -bt cubic</text:span></text:p>
          <text:p text:style-name="P23"><text:span text:style-name="Source_20_Text">gmx solvate -cp newbox.gro -cs spc216.gro -o solv.gro -p topol.top</text:span></text:p>
          <text:p text:style-name="P23"><text:span text:style-name="Source_20_Text">gmx grompp -f em.mdp -c solv.gro -p topol.top -o em.tpr</text:span></text:p>
          <text:p text:style-name="P23"><text:span text:style-name="Source_20_Text">gmx mdrun -v -deffnm em</text:span></text:p>
        </text:list-item>
      </text:list>
      <text:p text:style-name="P9"/>
      <text:h text:style-name="P19" text:outline-level="1"><text:soft-page-break/>📊 5. Integração com a planilha MCDA</text:h>
      <text:list text:style-name="L18">
        <text:list-item>
          <text:p text:style-name="P25">Copie os valores de ΔG (afinidade) e estabilidade em MD para a planilha <text:span text:style-name="Source_20_Text">MCDA_template.xlsx</text:span>.</text:p>
        </text:list-item>
        <text:list-item>
          <text:p text:style-name="P25">O Excel calculará automaticamente os <text:span text:style-name="Strong_20_Emphasis">scores Go/No-Go</text:span>.</text:p>
        </text:list-item>
      </text:list>
      <text:p text:style-name="P9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9:31:30.960276578</meta:creation-date>
    <dc:date>2025-10-05T23:21:48.123565716</dc:date>
    <meta:editing-duration>PT43M28S</meta:editing-duration>
    <meta:editing-cycles>3</meta:editing-cycles>
    <meta:generator>LibreOffice/25.2.6.2$Linux_X86_64 LibreOffice_project/520$Build-2</meta:generator>
    <meta:document-statistic meta:table-count="2" meta:image-count="0" meta:object-count="0" meta:page-count="9" meta:paragraph-count="195" meta:word-count="1825" meta:character-count="12918" meta:non-whitespace-character-count="11345"/>
  </office:meta>
</office:document-meta>
</file>